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7203" officeooo:paragraph-rsid="00067203"/>
    </style:style>
    <style:style style:name="P2" style:family="paragraph" style:parent-style-name="Standard">
      <style:text-properties fo:font-weight="bold" officeooo:rsid="00067203" officeooo:paragraph-rsid="00067203" style:font-weight-asian="bold" style:font-weight-complex="bold"/>
    </style:style>
    <style:style style:name="P3" style:family="paragraph" style:parent-style-name="Standard">
      <style:text-properties fo:font-weight="bold" officeooo:rsid="00083b1b" officeooo:paragraph-rsid="00083b1b" style:font-weight-asian="bold" style:font-weight-complex="bold"/>
    </style:style>
    <style:style style:name="P4" style:family="paragraph" style:parent-style-name="Standard">
      <style:text-properties fo:font-weight="bold" officeooo:rsid="0009f33e" officeooo:paragraph-rsid="0009f33e" style:font-weight-asian="bold" style:font-weight-complex="bold"/>
    </style:style>
    <style:style style:name="P5" style:family="paragraph" style:parent-style-name="Standard">
      <style:text-properties fo:font-weight="bold" officeooo:rsid="000b7fbf" officeooo:paragraph-rsid="000b7fbf" style:font-weight-asian="bold" style:font-weight-complex="bold"/>
    </style:style>
    <style:style style:name="P6" style:family="paragraph" style:parent-style-name="Standard">
      <style:text-properties fo:font-weight="bold" officeooo:rsid="000bb993" officeooo:paragraph-rsid="000bb993" style:font-weight-asian="bold" style:font-weight-complex="bold"/>
    </style:style>
    <style:style style:name="P7" style:family="paragraph" style:parent-style-name="Standard">
      <style:text-properties fo:font-weight="bold" officeooo:rsid="000cd044" officeooo:paragraph-rsid="000cd044" style:font-weight-asian="bold" style:font-weight-complex="bold"/>
    </style:style>
    <style:style style:name="P8" style:family="paragraph" style:parent-style-name="Standard">
      <style:text-properties fo:font-weight="normal" officeooo:rsid="00067203" officeooo:paragraph-rsid="00067203" style:font-weight-asian="normal" style:font-weight-complex="normal"/>
    </style:style>
    <style:style style:name="P9" style:family="paragraph" style:parent-style-name="Standard" style:list-style-name="L1">
      <style:text-properties fo:font-weight="normal" officeooo:rsid="00067203" officeooo:paragraph-rsid="00067203" style:font-weight-asian="normal" style:font-weight-complex="normal"/>
    </style:style>
    <style:style style:name="P10" style:family="paragraph" style:parent-style-name="Standard">
      <style:text-properties fo:font-weight="normal" officeooo:rsid="00067203" officeooo:paragraph-rsid="0009f33e" style:font-weight-asian="normal" style:font-weight-complex="normal"/>
    </style:style>
    <style:style style:name="P11" style:family="paragraph" style:parent-style-name="Standard" style:list-style-name="L1">
      <style:text-properties fo:font-weight="normal" officeooo:rsid="00083b1b" officeooo:paragraph-rsid="00083b1b" style:font-weight-asian="normal" style:font-weight-complex="normal"/>
    </style:style>
    <style:style style:name="P12" style:family="paragraph" style:parent-style-name="Standard">
      <style:text-properties fo:font-weight="normal" officeooo:rsid="00083b1b" officeooo:paragraph-rsid="00083b1b" style:font-weight-asian="normal" style:font-weight-complex="normal"/>
    </style:style>
    <style:style style:name="P13" style:family="paragraph" style:parent-style-name="Standard">
      <style:text-properties fo:font-weight="normal" officeooo:rsid="0009f33e" officeooo:paragraph-rsid="0009f33e" style:font-weight-asian="normal" style:font-weight-complex="normal"/>
    </style:style>
    <style:style style:name="P14" style:family="paragraph" style:parent-style-name="Standard" style:list-style-name="L6">
      <style:text-properties fo:font-weight="normal" officeooo:rsid="0009f33e" officeooo:paragraph-rsid="0009f33e" style:font-weight-asian="normal" style:font-weight-complex="normal"/>
    </style:style>
    <style:style style:name="P15" style:family="paragraph" style:parent-style-name="Standard" style:list-style-name="L6">
      <style:text-properties fo:font-weight="normal" officeooo:rsid="0009f4d7" officeooo:paragraph-rsid="0009f4d7" style:font-weight-asian="normal" style:font-weight-complex="normal"/>
    </style:style>
    <style:style style:name="P16" style:family="paragraph" style:parent-style-name="Standard">
      <style:text-properties fo:font-weight="normal" officeooo:rsid="0009f4d7" officeooo:paragraph-rsid="0009f4d7" style:font-weight-asian="normal" style:font-weight-complex="normal"/>
    </style:style>
    <style:style style:name="P17" style:family="paragraph" style:parent-style-name="Standard">
      <style:text-properties fo:font-weight="normal" officeooo:rsid="000b7fbf" officeooo:paragraph-rsid="000b7fbf" style:font-weight-asian="normal" style:font-weight-complex="normal"/>
    </style:style>
    <style:style style:name="P18" style:family="paragraph" style:parent-style-name="Standard">
      <style:text-properties fo:font-weight="normal" officeooo:rsid="000bb993" officeooo:paragraph-rsid="000bb993" style:font-weight-asian="normal" style:font-weight-complex="normal"/>
    </style:style>
    <style:style style:name="P19" style:family="paragraph" style:parent-style-name="Standard" style:list-style-name="L7">
      <style:text-properties fo:font-weight="normal" officeooo:rsid="000bb993" officeooo:paragraph-rsid="000bb993" style:font-weight-asian="normal" style:font-weight-complex="normal"/>
    </style:style>
    <style:style style:name="P20" style:family="paragraph" style:parent-style-name="Standard">
      <style:text-properties fo:font-style="italic" fo:font-weight="normal" officeooo:rsid="000bb993" officeooo:paragraph-rsid="000bb993" style:font-style-asian="italic" style:font-weight-asian="normal" style:font-style-complex="italic" style:font-weight-complex="normal"/>
    </style:style>
    <style:style style:name="P21" style:family="paragraph" style:parent-style-name="Standard">
      <style:text-properties fo:font-style="italic" fo:font-weight="normal" officeooo:rsid="000cd044" officeooo:paragraph-rsid="000cd044" style:font-style-asian="italic" style:font-weight-asian="normal" style:font-style-complex="italic" style:font-weight-complex="normal"/>
    </style:style>
    <style:style style:name="P22" style:family="paragraph" style:parent-style-name="Standard">
      <style:text-properties fo:font-style="italic" fo:font-weight="normal" officeooo:rsid="000d46c8" officeooo:paragraph-rsid="000d46c8" style:font-style-asian="italic" style:font-weight-asian="normal" style:font-style-complex="italic" style:font-weight-complex="normal"/>
    </style:style>
    <style:style style:name="P23" style:family="paragraph" style:parent-style-name="Standard">
      <style:text-properties fo:font-style="italic" fo:font-weight="bold" officeooo:rsid="000cd044" officeooo:paragraph-rsid="000cd044" style:font-style-asian="italic" style:font-weight-asian="bold" style:font-style-complex="italic" style:font-weight-complex="bold"/>
    </style:style>
    <style:style style:name="P24" style:family="paragraph" style:parent-style-name="Standard">
      <style:text-properties fo:font-style="italic" fo:font-weight="bold" officeooo:rsid="000d46c8" officeooo:paragraph-rsid="000d46c8" style:font-style-asian="italic" style:font-weight-asian="bold" style:font-style-complex="italic" style:font-weight-complex="bold"/>
    </style:style>
    <style:style style:name="P25" style:family="paragraph" style:parent-style-name="Standard">
      <style:text-properties fo:font-style="normal" fo:font-weight="normal" officeooo:rsid="000d46c8" officeooo:paragraph-rsid="000d46c8" style:font-style-asian="normal" style:font-weight-asian="normal" style:font-style-complex="normal" style:font-weight-complex="normal"/>
    </style:style>
    <style:style style:name="P26" style:family="paragraph" style:parent-style-name="Standard">
      <style:text-properties fo:font-style="normal" fo:font-weight="bold" officeooo:rsid="000d46c8" officeooo:paragraph-rsid="000d46c8"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officeooo:rsid="00083b1b"/>
    </style:style>
    <style:style style:name="T3" style:family="text">
      <style:text-properties fo:font-style="normal" style:font-style-asian="normal" style:font-style-complex="normal"/>
    </style:style>
    <style:style style:name="T4" style:family="text">
      <style:text-properties fo:font-style="normal" officeooo:rsid="000bb993" style:font-style-asian="normal" style:font-style-complex="normal"/>
    </style:style>
    <style:style style:name="T5" style:family="text">
      <style:text-properties fo:font-style="normal" officeooo:rsid="000e328b"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officeooo:rsid="0009f33e"/>
    </style:style>
    <style:style style:name="T9" style:family="text">
      <style:text-properties officeooo:rsid="0009f4d7"/>
    </style:style>
    <style:style style:name="T10" style:family="text">
      <style:text-properties officeooo:rsid="000e32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jciech Kałuziński</text:p>
      <text:p text:style-name="P1">Technologie sieciowe LISTA3</text:p>
      <text:p text:style-name="P1"/>
      <text:p text:style-name="P2">ZAD 1</text:p>
      <text:p text:style-name="P8">„<text:span text:style-name="T1">Napisz program ramkujący zgodnie z zasadą "rozpychania bitów" (podaną na wykładzie), oraz weryfikujący poprawność ramki metodą CRC . Program ma odczytywać pewien źródłowy plik tekstowy 'Z' zawierający dowolny ciąg złożony ze znaków '0' i '1' (symulujący strumień bitów) i zapisywać ramkami odpowiednio sformatowany ciąg do innego pliku tekstowego 'W'. Program powinien obliczać i wstawiać do ramki pola kontrolne CRC - formatowane za pomocą ciągów złożonych ze znaków '0' i '1'. Napisz program, realizujący procedure odwrotną, tzn. który odczytuje plik wynikowy 'W' i dla poprawnych danych CRC przepisuje jego zawartość tak, aby otrzymać kopię oryginalnego pliku źródłowego 'Z'.</text:span>”</text:p>
      <text:p text:style-name="P8"/>
      <text:p text:style-name="P2">Opis programu:</text:p>
      <text:p text:style-name="P8">Program <text:span text:style-name="T2">został napisany w języku Python i</text:span> składa się z 5 plików:</text:p>
      <text:list xml:id="list3455726049" text:style-name="L1">
        <text:list-item>
          <text:p text:style-name="P9">settings.py – główne parametry programu</text:p>
        </text:list-item>
        <text:list-item>
          <text:p text:style-name="P9">my_encod.py – tworzenie randomowej wiadomości do zakodowania, uruchamianie funkcji kodującej, zapis zakodowanej wiadomości do pliku</text:p>
        </text:list-item>
        <text:list-item>
          <text:p text:style-name="P9">my_decod.py – odczyt zakodowanej wiadomości z pliku, uruchamianie funkcji dekodującej, zapis zdekodowanej wiadomości do pliku</text:p>
        </text:list-item>
        <text:list-item>
          <text:p text:style-name="P9">main_func – <text:span text:style-name="T2">funkcja stosująca metodę CRC z biblioteki zlib, funkcje odpowiedzialne za „rozpychanie” wiadomości, funkcja dodająca znaczniki końca i początku wiadomosci oraz funkcje odwrotne</text:span></text:p>
        </text:list-item>
        <text:list-item>
          <text:p text:style-name="P11">testing – testowanie funkcji zawartych w pliku main_func</text:p>
        </text:list-item>
      </text:list>
      <text:p text:style-name="P12">(randomowa wiadomość testowa jest zapisywana w pliku <text:span text:style-name="T1">dane_wejsciowe.txt</text:span><text:span text:style-name="T3">, wiadomość zakodowana w <text:s/></text:span><text:span text:style-name="T1">zakodowane.txt, a </text:span><text:span text:style-name="T3">zdekodowana w </text:span><text:span text:style-name="T1">zdekodowane.txt</text:span></text:p>
      <text:p text:style-name="P12"/>
      <text:p text:style-name="P3">Opis CRC:</text:p>
      <text:p text:style-name="P12">System sum kontrolnych wykorzystywany do wykrywania przypadkowych błędów pojawiających się podczas przesyłania i magazynowania danych binarnych.</text:p>
      <text:p text:style-name="P12">n-bitowy cykliczny kod nadmiarowy (n-bitowy CRC) definiuje się jako resztę z dzielenia ciągu danych przez (n+1)-bitowy dzielnik CRC, zwany również wielomianem CRC. </text:p>
      <text:p text:style-name="P12">Nadawca (lub np. proces zapisujący dane na dysk) oblicza CRC dla wiadomości, którą chce wysłać i dodaje je do wysyłanych danych. Odbiorca (lub np. proces odczytujący dane z dysku) również oblicza sumę kontrolną danych, które otrzymał i porównuje ją z wartością CRC wysłaną przez nadawcę. Jeśli wyniki się różnią, doszło do przekłamania informacji.</text:p>
      <text:p text:style-name="P12"/>
      <text:p text:style-name="P3">„<text:span text:style-name="T8">Rozpychanie”:</text:span></text:p>
      <text:p text:style-name="P13">Wiadomość, która jest przygotowywana do wysłania otrzymuje znaczniki początku i końca, które wyglądają następująco: „01111110”, dlatego aby program dekodujący, odczytując wiadomość np.: „...0011111100101...” nie pomylił przytoczonego fragmentu z końcem wiadomości, program kodujący po każdych 5 jedynkach, będących częścią komunikatu, wstawia - „rozpycha” dodatkowe ‘0’. Należy również uwzględnić operację odwrotną w programie dekodującym.</text:p>
      <text:p text:style-name="P13"/>
      <text:p text:style-name="P4">ZAD2</text:p>
      <text:p text:style-name="P13">„<text:span text:style-name="T1">Napisz program (grupę programów) do symulowania ethernetowej metody dostępu do medium transmisyjnego (CSMA/CD). Wspólne łącze realizowane jest za pomocą tablicy: propagacja sygnału symulowana jest za pomocą propagacji wartości do sąsiednich komórek. Zrealizuj ćwiczenie tak, aby symulacje można było w łatwy sposób testować i aby otrzymane wyniki były łatwe w interpretacji.</text:span>”</text:p>
      <text:p text:style-name="P13"/>
      <text:p text:style-name="P4"/>
      <text:p text:style-name="P4"><text:soft-page-break/>Opis programu:</text:p>
      <text:p text:style-name="P10">Program <text:span text:style-name="T2">został napisany w języku Python i</text:span> składa się z <text:span text:style-name="T8">2 </text:span>plików:</text:p>
      <text:list xml:id="list1504868544" text:style-name="L6">
        <text:list-item>
          <text:p text:style-name="P14">main_func.<text:span text:style-name="T9">py</text:span> – <text:span text:style-name="T9">klasa Router, reprezentująca parametry i akcje urządzenia, które wysyła i odbiera sygnał, funkcja main, która przeprowadza symulację przesyłu danych</text:span></text:p>
        </text:list-item>
        <text:list-item>
          <text:p text:style-name="P15">Ethernet.py – klasa Ethernet, która reprezentuje <text:s/>parametry i akcje medium, w którym odbywa się symulacja – przesył danych</text:p>
        </text:list-item>
      </text:list>
      <text:p text:style-name="P16">(po uruchomieniu programu należy podać <text:span text:style-name="T1">rozmiar wysyłanego pakietu</text:span><text:span text:style-name="T3"> oraz </text:span><text:span text:style-name="T1">rozmiar Ethernetu – </text:span><text:span text:style-name="T3">odległość na jak</text:span><text:span text:style-name="T5">ą</text:span><text:span text:style-name="T3"> chcemy przesłać wiadomość, po przerwaniu działania programu zostaną zaprezentowane statystyki)</text:span></text:p>
      <text:p text:style-name="P16"><text:span text:style-name="T3"/></text:p>
      <text:p text:style-name="P16"><text:span text:style-name="T3"/></text:p>
      <text:p text:style-name="P16"><text:span text:style-name="T3">Po uruchomieniu programu i wprowadzeniu danych, tworzone są obiekty: lewy i prawy router oraz ethernet.</text:span></text:p>
      <text:p text:style-name="P16"><text:span text:style-name="T3">Routery zaczynają nadawać swoją wiadomość według odpowiedniego </text:span><text:span text:style-name="T6">algorytmu. </text:span><text:span text:style-name="T3">Gdy program wykryje kolizję, przerywa nadawanie przez routery </text:span><text:span text:style-name="T4">za pomocą wyjątku</text:span><text:span text:style-name="T3">.</text:span></text:p>
      <text:p text:style-name="P16"><text:span text:style-name="T3"/></text:p>
      <text:p text:style-name="P5"><text:span text:style-name="T3">Procedura CSMA/CD:</text:span></text:p>
      <text:p text:style-name="P17"><text:span text:style-name="T3">Jest to protokół służący do zapewnienia bezbłędnej dwukierunkowej transmisji danych</text:span></text:p>
      <text:p text:style-name="P17"><text:span text:style-name="T3">między różnymi komputerami (kartami sieciowymi), przez pewne wspólne medium (sieć)</text:span></text:p>
      <text:p text:style-name="P17"><text:span text:style-name="T3">• Nasłuchiwanie łącza</text:span></text:p>
      <text:p text:style-name="P17"><text:span text:style-name="T3">• Dane wysyłane gdy nikt inny nie wysyła</text:span></text:p>
      <text:p text:style-name="P17"><text:span text:style-name="T3">• Węzeł który nic nie wysyła nasłuchuje</text:span></text:p>
      <text:p text:style-name="P17"><text:span text:style-name="T3">• Wykryta kolizja – wstrzymanie wysyłania danych, poinformowanie o kolizji (wyższy</text:span></text:p>
      <text:p text:style-name="P17"><text:span text:style-name="T3">poziom prądu)</text:span></text:p>
      <text:p text:style-name="P17"><text:span text:style-name="T3">• Wstrzymanie wysyłania na losową długość czasu – zwiększaną w przypadku kolejnych</text:span></text:p>
      <text:p text:style-name="P17"><text:span text:style-name="T3">kolizji</text:span></text:p>
      <text:p text:style-name="P17"><text:span text:style-name="T3"/></text:p>
      <text:p text:style-name="P6"><text:span text:style-name="T3">Algorytm obliczania czasu oczekiwania w przypadku kolizji:</text:span></text:p>
      <text:p text:style-name="P18"><text:span text:style-name="T3">Gdy nastąpiła kolizja:</text:span></text:p>
      <text:list xml:id="list1850909277" text:style-name="L7">
        <text:list-item>
          <text:p text:style-name="P19"><text:span text:style-name="T3">wstrzymaj nadawanie</text:span></text:p>
        </text:list-item>
        <text:list-item>
          <text:p text:style-name="P19"><text:span text:style-name="T3">wyślij informację o kolizji</text:span></text:p>
        </text:list-item>
        <text:list-item>
          <text:p text:style-name="P19"><text:span text:style-name="T3">zwiększ licznik kolizji</text:span></text:p>
        </text:list-item>
        <text:list-item>
          <text:p text:style-name="P19"><text:span text:style-name="T3">poczekaj czas wylosowany z przedziału liczb naturalnych od 0 do (2^licznik kolizji)-1, gdy licznik kolizji jest większy od 10, przestań zwiększać przedział liczb naturalnych, gdy licznik kolizji jest większy od 16 zgłoś błąd połączenia </text:span></text:p>
        </text:list-item>
        <text:list-item>
          <text:p text:style-name="P19"><text:span text:style-name="T3">ponów procedurę nadawania</text:span></text:p>
        </text:list-item>
        <text:list-item>
          <text:p text:style-name="P19"><text:span text:style-name="T3">gdy uda się wysłać wiadomość to zresetuj licznik kolizji</text:span></text:p>
        </text:list-item>
      </text:list>
      <text:p text:style-name="P13"/>
      <text:p text:style-name="P6">Wyniki symulacji:</text:p>
      <text:p text:style-name="P6"/>
      <text:p text:style-name="P7">1.</text:p>
      <text:p text:style-name="P20">rozmiar wysyłanego pakietu: <text:s/>5</text:p>
      <text:p text:style-name="P20">rozmiar Ethernetu: <text:s/>10</text:p>
      <text:p text:style-name="P20">wykonano: <text:s/>20 <text:s/>prób</text:p>
      <text:p text:style-name="P20">dostarczono: <text:s/>14 <text:s/>wiadomości</text:p>
      <text:p text:style-name="P20">zanotowano: <text:s/>6 <text:s/>kolizji</text:p>
      <text:p text:style-name="P21">sprawność: 70 %</text:p>
      <text:p text:style-name="P21"/>
      <text:p text:style-name="P7"/>
      <text:p text:style-name="P7"/>
      <text:p text:style-name="P7"/>
      <text:p text:style-name="P7"/>
      <text:p text:style-name="P7"><text:soft-page-break/>2.</text:p>
      <text:p text:style-name="P21">rozmiar wysyłanego pakietu: <text:s/>5</text:p>
      <text:p text:style-name="P21">rozmiar Ethernetu: <text:s/>20</text:p>
      <text:p text:style-name="P21">wykonano: <text:s/>20 <text:s/>prób</text:p>
      <text:p text:style-name="P21">dostarczono: <text:s/>1<text:span text:style-name="T10">3</text:span> <text:s/>wiadomości</text:p>
      <text:p text:style-name="P21">zanotowano: <text:s/><text:span text:style-name="T10">7</text:span> <text:s/>kolizji</text:p>
      <text:p text:style-name="P21">sprawność: <text:span text:style-name="T10">6</text:span>5 %</text:p>
      <text:p text:style-name="P21"/>
      <text:p text:style-name="P23">3.</text:p>
      <text:p text:style-name="P21">rozmiar wysyłanego pakietu: <text:s/>5</text:p>
      <text:p text:style-name="P21">rozmiar Ethernetu: <text:s/>30</text:p>
      <text:p text:style-name="P21">wykonano: <text:s/>20 <text:s/>prób</text:p>
      <text:p text:style-name="P21">dostarczono: <text:s/>11 <text:s/>wiadomości</text:p>
      <text:p text:style-name="P21">zanotowano: <text:s/>9 <text:s/>kolizji</text:p>
      <text:p text:style-name="P21">sprawność: <text:s/>55 %</text:p>
      <text:p text:style-name="P23"/>
      <text:p text:style-name="P23">4.</text:p>
      <text:p text:style-name="P21">rozmiar wysyłanego pakietu: <text:s/>5</text:p>
      <text:p text:style-name="P21">rozmiar Ethernetu: <text:s/>50</text:p>
      <text:p text:style-name="P21">wykonano: <text:s/>20 <text:s/>prób</text:p>
      <text:p text:style-name="P21">dostarczono: <text:s/>4 <text:s/>wiadomości</text:p>
      <text:p text:style-name="P21">zanotowano: <text:s/>16 <text:s/>kolizji</text:p>
      <text:p text:style-name="P21">sprawność: <text:s/>20 %</text:p>
      <text:p text:style-name="P21"/>
      <text:p text:style-name="P23">5.</text:p>
      <text:p text:style-name="P23"><text:span text:style-name="T7">rozmiar wysyłanego pakietu: <text:s/>5</text:span></text:p>
      <text:p text:style-name="P23"><text:span text:style-name="T7">rozmiar Ethernetu: <text:s/>80</text:span></text:p>
      <text:p text:style-name="P23"><text:span text:style-name="T7">wykonano: <text:s/>20 <text:s/>prób</text:span></text:p>
      <text:p text:style-name="P23"><text:span text:style-name="T7">dostarczono: <text:s/>2 <text:s/>wiadomości</text:span></text:p>
      <text:p text:style-name="P23"><text:span text:style-name="T7">zanotowano: <text:s/>18 <text:s/>kolizji</text:span></text:p>
      <text:p text:style-name="P23"><text:span text:style-name="T7">sprawność: <text:s/>10 %</text:span></text:p>
      <text:p text:style-name="P23"><text:span text:style-name="T7"/></text:p>
      <text:p text:style-name="P24">6.</text:p>
      <text:p text:style-name="P24"><text:span text:style-name="T7">rozmiar wysyłanego pakietu: <text:s/>10</text:span></text:p>
      <text:p text:style-name="P24"><text:span text:style-name="T7">rozmiar Ethernetu: <text:s/>50</text:span></text:p>
      <text:p text:style-name="P24"><text:span text:style-name="T7">wykonano: <text:s/>20 <text:s/>prób</text:span></text:p>
      <text:p text:style-name="P24"><text:span text:style-name="T7">dostarczono: <text:s/>3 <text:s/>wiadomości</text:span></text:p>
      <text:p text:style-name="P24"><text:span text:style-name="T7">zanotowano: <text:s/>17 <text:s/>kolizji</text:span></text:p>
      <text:p text:style-name="P24"><text:span text:style-name="T7">sprawność: <text:s/>15 %</text:span></text:p>
      <text:p text:style-name="P24"><text:span text:style-name="T7"/></text:p>
      <text:p text:style-name="P24">7.</text:p>
      <text:p text:style-name="P22">rozmiar wysyłanego pakietu: <text:s/>20</text:p>
      <text:p text:style-name="P22">rozmiar Ethernetu: <text:s/>50</text:p>
      <text:p text:style-name="P22">wykonano: <text:s/>20 <text:s/>prób</text:p>
      <text:p text:style-name="P22">dostarczono: <text:s/>1 <text:s/>wiadomości</text:p>
      <text:p text:style-name="P22">zanotowano: <text:s/>19 <text:s/>kolizji</text:p>
      <text:p text:style-name="P22">sprawność: <text:s/>5 %</text:p>
      <text:p text:style-name="P22"/>
      <text:p text:style-name="P24"/>
      <text:p text:style-name="P24"/>
      <text:p text:style-name="P24"/>
      <text:p text:style-name="P24"/>
      <text:p text:style-name="P24"><text:soft-page-break/>8.</text:p>
      <text:p text:style-name="P22">rozmiar wysyłanego pakietu: <text:s/>40</text:p>
      <text:p text:style-name="P22">rozmiar Ethernetu: <text:s/>50</text:p>
      <text:p text:style-name="P22">wykonano: <text:s/>20 <text:s/>prób</text:p>
      <text:p text:style-name="P22">dostarczono: <text:s/>1 <text:s/>wiadomości</text:p>
      <text:p text:style-name="P22">zanotowano: <text:s/>19 <text:s/>kolizji</text:p>
      <text:p text:style-name="P22">sprawność: <text:s/>5 %</text:p>
      <text:p text:style-name="P22"/>
      <text:p text:style-name="P22"/>
      <text:p text:style-name="P22"/>
      <text:p text:style-name="P26">Wnioski:</text:p>
      <text:p text:style-name="P25">Największy wpływ na skuteczność przesyłania wiadomości ma długość medium, w jakim się ona porusza. Długość nadawanego komunikatu nie ma za to większego wpływu na sprawność programu. Oczywistym natomiast jest to, że szansa na to, że po kolizji, uda nam się dostarczyć wiadomość wzra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8:37:15.794864223</meta:creation-date>
    <dc:date>2020-05-07T20:10:48.808565146</dc:date>
    <meta:editing-duration>PT8M13S</meta:editing-duration>
    <meta:editing-cycles>4</meta:editing-cycles>
    <meta:generator>LibreOffice/6.0.7.3$Linux_X86_64 LibreOffice_project/00m0$Build-3</meta:generator>
    <meta:document-statistic meta:table-count="0" meta:image-count="0" meta:object-count="0" meta:page-count="4" meta:paragraph-count="104" meta:word-count="849" meta:character-count="6187" meta:non-whitespace-character-count="5370"/>
  </office:meta>
</office:document-meta>
</file>